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a6cb" officeooo:paragraph-rsid="0000a6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PA proyect</text:p>
      <text:p text:style-name="P1"/>
      <text:p text:style-name="P1">What are epa regulations that are affecting air and water pollution</text:p>
      <text:p text:style-name="P1"/>
      <text:p text:style-name="P1">knowing how a system works</text:p>
      <text:p text:style-name="P1"><text:tab/>measurements/ what data is available</text:p>
      <text:p text:style-name="P1">How do regulations work</text:p>
      <text:p text:style-name="P1">How is this quantifiable</text:p>
      <text:p text:style-name="P1">show how one affects the other</text:p>
      <text:p text:style-name="P1"/>
      <text:p text:style-name="P1"/>
      <text:p text:style-name="P1">time series</text:p>
      <text:p text:style-name="P1"/>
      <text:p text:style-name="P1">policy that was put into effect</text:p>
      <text:p text:style-name="P1"/>
      <text:p text:style-name="P1">before and after</text:p>
      <text:p text:style-name="P1"/>
      <text:p text:style-name="P1">list of litigation</text:p>
      <text:p text:style-name="P1"/>
      <text:p text:style-name="P1">fines (enforcement)/lawsuits(legal action by not government)</text:p>
      <text:p text:style-name="P1"/>
      <text:p text:style-name="P1">tell a visual story with data</text:p>
      <text:p text:style-name="P1"/>
      <text:p text:style-name="P1">go into reasons</text:p>
      <text:p text:style-name="P1"/>
      <text:p text:style-name="P1">china stuff</text:p>
      <text:p text:style-name="P1"/>
      <text:p text:style-name="P1">Data and Pap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12:58:37.297000000</meta:creation-date>
    <dc:date>2015-07-05T16:04:30.503000000</dc:date>
    <meta:editing-duration>P3DT2H49M48S</meta:editing-duration>
    <meta:editing-cycles>1</meta:editing-cycles>
    <meta:document-statistic meta:table-count="0" meta:image-count="0" meta:object-count="0" meta:page-count="1" meta:paragraph-count="16" meta:word-count="71" meta:character-count="424" meta:non-whitespace-character-count="368"/>
    <meta:generator>LibreOffice/4.4.3.2$Windows_x86 LibreOffice_project/88805f81e9fe61362df02b9941de8e38a9b5fd16</meta:generator>
  </office:meta>
</office:document-meta>
</file>